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8414" officeooo:paragraph-rsid="000d8414"/>
    </style:style>
    <style:style style:name="P2" style:family="paragraph" style:parent-style-name="Standard">
      <style:text-properties officeooo:rsid="000d8414" officeooo:paragraph-rsid="000fd778"/>
    </style:style>
    <style:style style:name="P3" style:family="paragraph" style:parent-style-name="Standard">
      <style:text-properties officeooo:rsid="000de632" officeooo:paragraph-rsid="000de632"/>
    </style:style>
    <style:style style:name="P4" style:family="paragraph" style:parent-style-name="Standard">
      <style:text-properties officeooo:rsid="000fd778" officeooo:paragraph-rsid="000fd778"/>
    </style:style>
    <style:style style:name="P5" style:family="paragraph" style:parent-style-name="Standard">
      <style:text-properties officeooo:rsid="000ffef0" officeooo:paragraph-rsid="000ffef0"/>
    </style:style>
    <style:style style:name="P6" style:family="paragraph" style:parent-style-name="Standard">
      <style:text-properties officeooo:rsid="00106c03" officeooo:paragraph-rsid="00106c03"/>
    </style:style>
    <style:style style:name="P7" style:family="paragraph" style:parent-style-name="Standard">
      <style:text-properties officeooo:rsid="00107cc6" officeooo:paragraph-rsid="00107cc6"/>
    </style:style>
    <style:style style:name="P8" style:family="paragraph" style:parent-style-name="Standard">
      <style:text-properties officeooo:rsid="0010fa3c" officeooo:paragraph-rsid="0010fa3c"/>
    </style:style>
    <style:style style:name="T1" style:family="text">
      <style:text-properties officeooo:rsid="000d8414"/>
    </style:style>
    <style:style style:name="T2" style:family="text">
      <style:text-properties officeooo:rsid="000fd7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link:</text:p>
      <text:p text:style-name="P1"/>
      <text:p text:style-name="P1">T2.large mit 50 gb, parallelism 4, 6000 buffer, 2 iterations:</text:p>
      <text:p text:style-name="P1"/>
      <text:p text:style-name="P1">1 file: <text:tab/><text:tab/>Execution finished after 47.873 s.</text:p>
      <text:p text:style-name="P6">after pull:<text:tab/>Execution finished after 46.332 s.</text:p>
      <text:p text:style-name="P1"/>
      <text:p text:style-name="P1">2 files:<text:tab/><text:tab/>Execution finished after 234.326 s.</text:p>
      <text:p text:style-name="P7">after pull:<text:tab/>Execution finished after 233.745 s.</text:p>
      <text:p text:style-name="P1"/>
      <text:p text:style-name="P1">3 files:<text:tab/><text:tab/>Execution finished after 467.873 s.</text:p>
      <text:p text:style-name="P8">after pull:<text:tab/>Execution finished after 508.634 s.</text:p>
      <text:p text:style-name="P5"/>
      <text:p text:style-name="P5">4 files:<text:tab/><text:tab/></text:p>
      <text:p text:style-name="P1"/>
      <text:p text:style-name="P2">T2.large mit 50 gb, parallelism <text:span text:style-name="T2">2</text:span>, 6000 buffer, 2 iterations:</text:p>
      <text:p text:style-name="P1"/>
      <text:p text:style-name="P4"><text:span text:style-name="T1">2 files:<text:tab/> <text:s/><text:tab/></text:span>Execution finished after 726.008 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 </meta:initial-creator>
    <meta:creation-date>2015-07-02T16:59:22.163587247</meta:creation-date>
    <dc:date>2015-07-02T21:51:09.017530717</dc:date>
    <dc:creator>basti </dc:creator>
    <meta:editing-duration>PT4H34M58S</meta:editing-duration>
    <meta:editing-cycles>6</meta:editing-cycles>
    <meta:generator>LibreOffice/4.3.7.2$Linux_X86_64 LibreOffice_project/430m0$Build-2</meta:generator>
    <meta:document-statistic meta:table-count="0" meta:image-count="0" meta:object-count="0" meta:page-count="1" meta:paragraph-count="11" meta:word-count="72" meta:character-count="459" meta:non-whitespace-character-count="389"/>
  </office:meta>
</office:document-meta>
</file>